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3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  <text:p text:style-name="Standard"><text:tab/>1) Implement a binary search tree for strings. Develop function to search the tree based on the <text:tab/><text:tab/><text:tab/>given string.</text:p>
      <text:p text:style-name="Standard"/>
      <text:p text:style-name="Standard"><text:tab/>2) Implement a circular linked list library with the following functions available for the <text:tab/><text:tab/><text:tab/> <text:s text:c="4"/>application to use. The header contains a pointer to the circular queue and number of <text:tab/><text:tab/><text:tab/> <text:s text:c="4"/>elements in the circular queue. Write an application to test the library.</text:p>
      <text:p text:style-name="Standard"><text:tab/><text:tab/>a) <text:s/>cirLCreate(); output : returns a header pointer to the circular queue.</text:p>
      <text:p text:style-name="Standard"><text:tab/><text:tab/>b) cirLInsert(header,data);</text:p>
      <text:p text:style-name="Standard"><text:tab/><text:tab/>c) cirLDelete(header); output :returns the deleted element in the circular queue <text:tab/><text:tab/><text:tab/><text:tab/>d) cirLDisplay(header);</text:p>
      <text:p text:style-name="Standard"><text:tab/><text:tab/>e) cirLTerminate(header); (deletes the circular queue).</text:p>
      <text:p text:style-name="Standard"><text:tab/></text:p>
      <text:list xml:id="list1779830721" text:style-name="L3">
        <text:list-item>
          <text:list>
            <text:list-item>
              <text:p text:style-name="P1">Implement a binary search tree with the following functions. The header <text:s/>contains a pointer to the binary search tree and the number of elements in the binary search tree.</text:p>
            </text:list-item>
          </text:list>
        </text:list-item>
      </text:list>
      <text:p text:style-name="Standard"><text:tab/><text:tab/>bCreate(); output :creates a binary search tree and returns the header</text:p>
      <text:p text:style-name="Standard"><text:tab/><text:tab/>bInsert(header,data)</text:p>
      <text:p text:style-name="Standard"><text:tab/><text:tab/>bDelete(header,data); output returns the deleted element</text:p>
      <text:p text:style-name="Standard"><text:tab/><text:tab/>bDisplay(header)</text:p>
      <text:p text:style-name="Standard"/>
      <text:p text:style-name="Standard"><text:tab/>4) Implement a threaded binary tree. Each element in the threaded binary tree contains student <text:tab/><text:tab/> <text:s text:c="3"/>name,university register number,date of birth. Provide the following functions. The header <text:s text:c="6"/><text:tab/> <text:s text:c="3"/>contains the pointer to the threaded binary tree and the number of elements in the threaded <text:s text:c="2"/><text:tab/> <text:s/><text:tab/> <text:s text:c="4"/>binary tree.</text:p>
      <text:p text:style-name="Standard"><text:tab/><text:tab/>tBinIns(header,data)</text:p>
      <text:p text:style-name="Standard"><text:tab/><text:tab/>tBinDel(header,data)</text:p>
      <text:p text:style-name="Standard"><text:tab/><text:tab/>tBinDisp(header)</text:p>
      <text:p text:style-name="Standard"><text:tab/><text:tab/>tBinSer(header,data)</text:p>
      <text:p text:style-name="Standard"><text:tab/></text:p>
      <text:p text:style-name="Standard"><text:tab/>5) Implement a sorted priority queue using single linked list. Syntax of the following functions <text:tab/> <text:s/><text:tab/> <text:s text:c="3"/>are given as below,Each queue will have a header which contains the priority queue no, <text:tab/> <text:tab/> <text:s text:c="3"/>pointer to the beginning of the queue,number of elements in the queue. All the headers are<text:tab/> <text:tab/> <text:s text:c="3"/>maintained in another linked list.</text:p>
      <text:p text:style-name="Standard"><text:tab/><text:tab/>priIns(queue,priority,data)</text:p>
      <text:p text:style-name="Standard"><text:tab/><text:tab/>priDel(queue,data); output :displays the deleted data</text:p>
      <text:p text:style-name="Standard"><text:tab/><text:tab/>priDisp(queue); output : displays the queue elements</text:p>
      <text:p text:style-name="Standard"><text:tab/><text:tab/>priSearch(data);output :displays the queue no if data found, otherwise error messag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ot </meta:initial-creator>
    <meta:creation-date>2010-11-29T14:55:57</meta:creation-date>
    <dc:date>2010-11-29T15:33:37</dc:date>
    <dc:creator>root </dc:creator>
    <meta:editing-duration>PT00H25M19S</meta:editing-duration>
    <meta:editing-cycles>4</meta:editing-cycles>
    <meta:generator>OpenOffice.org/3.1$Linux OpenOffice.org_project/310m19$Build-9420</meta:generator>
    <meta:document-statistic meta:table-count="0" meta:image-count="0" meta:object-count="0" meta:page-count="1" meta:paragraph-count="24" meta:word-count="266" meta:character-count="1956"/>
  </office:meta>
</office:document-meta>
</file>